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laro. Aquí tienes una versión desarrollada, técnica pero con un matiz filosófico que encaja con tu obra:</text:p>
      <text:p text:style-name="Horizontal_20_Line"/>
      <text:h text:style-name="Heading_20_2" text:outline-level="2">5. El ADN como memoria del sistema</text:h>
      <text:p text:style-name="Text_20_body">Cuando hablamos de sistemas inteligentes, sean biológicos o artificiales, uno de los elementos fundamentales es la <text:span text:style-name="Strong_20_Emphasis">memoria</text:span>. Ningún sistema que procese información, resuelva problemas o se proyecte hacia el futuro puede hacerlo sin un mecanismo que le permita <text:span text:style-name="Strong_20_Emphasis">registrar y conservar datos esenciales</text:span>. En el caso de la vida, ese mecanismo es el ADN.</text:p>
      <text:h text:style-name="Heading_20_3" text:outline-level="3">1. ¿Por qué podemos llamar "memoria" al ADN?</text:h>
      <text:p text:style-name="Text_20_body">Por definición, una memoria es todo dispositivo o soporte capaz de <text:span text:style-name="Strong_20_Emphasis">almacenar información</text:span> y mantenerla disponible para que el sistema pueda emplearla cuando lo necesite. Esto es exactamente lo que hace el ADN.</text:p>
      <text:p text:style-name="Text_20_body">El ADN no es simplemente una molécula química; es una <text:span text:style-name="Strong_20_Emphasis">biblioteca de instrucciones</text:span>. En él se conserva, de manera precisa, la información necesaria para construir y mantener a cada individuo de una especie. Desde la forma de los órganos hasta la composición bioquímica de las células, todo está codificado en esta memoria molecular.</text:p>
      <text:p text:style-name="Text_20_body">En informática, solemos decir que un sistema de cálculo requiere tres cosas para operar:</text:p>
      <text:list xml:id="list294957951" text:style-name="L1">
        <text:list-item>
          <text:p text:style-name="P1"><text:span text:style-name="Strong_20_Emphasis">Los datos del problema</text:span>, que representan aquello que debe ser procesado.</text:p>
        </text:list-item>
        <text:list-item>
          <text:p text:style-name="P1"><text:span text:style-name="Strong_20_Emphasis">El método o algoritmo</text:span>, que define cómo deben procesarse esos datos.</text:p>
        </text:list-item>
        <text:list-item>
          <text:p text:style-name="P1"><text:span text:style-name="Strong_20_Emphasis">El estado actual del proceso</text:span>, que indica en qué punto de la secuencia de cálculo se encuentra el sistema.</text:p>
        </text:list-item>
      </text:list>
      <text:p text:style-name="Text_20_body">Sorprendentemente, esto es exactamente lo que encontramos en el ADN.</text:p>
      <text:h text:style-name="Heading_20_3" text:outline-level="3">2. El ADN y los datos del problema</text:h>
      <text:p text:style-name="Text_20_body">En el contexto de la vida, los <text:span text:style-name="Strong_20_Emphasis">datos</text:span> son toda la información necesaria para que un organismo exista y funcione: su estructura anatómica, la composición de sus células, la organización de sus tejidos y órganos, y la interacción entre todos estos elementos.</text:p>
      <text:p text:style-name="Text_20_body">El ADN <text:span text:style-name="Strong_20_Emphasis">almacena los datos esenciales</text:span> que definen a un organismo. Cada gen, cada secuencia, es como una instrucción o dato específico que, llegado el momento adecuado, será utilizado para producir proteínas, regular funciones biológicas y guiar el desarrollo del individuo.</text:p>
      <text:p text:style-name="Text_20_body">Pero estos datos no solo describen cómo se forma un individuo en particular, sino que también contienen información heredada de <text:span text:style-name="Strong_20_Emphasis">generaciones anteriores</text:span>. El ADN es, en este sentido, un registro histórico de lo que la vida ha aprendido y conservado. Es la memoria acumulada de millones de años de evolución, escrita en un lenguaje molecular que trasciende generaciones.</text:p>
      <text:h text:style-name="Heading_20_3" text:outline-level="3"><text:soft-page-break/>3. El ADN y el método</text:h>
      <text:p text:style-name="Text_20_body">Un sistema de cálculo no puede limitarse a almacenar datos; necesita un <text:span text:style-name="Strong_20_Emphasis">método</text:span> para procesarlos. Del mismo modo, el ADN no solo guarda información estática: también contiene las instrucciones que indican <text:span text:style-name="Strong_20_Emphasis">cómo debe ejecutarse el proceso vital</text:span>.</text:p>
      <text:p text:style-name="Text_20_body">En su código están implícitos los métodos de replicación, reparación y expresión genética. El ADN define cuándo se debe producir una proteína, en qué cantidad, bajo qué condiciones y en qué momento del desarrollo. También establece los protocolos para la división celular, la cicatrización de tejidos, la respuesta inmunológica y la reproducción.</text:p>
      <text:p text:style-name="Text_20_body">Podemos decir, entonces, que el ADN es <text:span text:style-name="Strong_20_Emphasis">memoria activa</text:span>. No se limita a contener datos, sino que incluye en su propio diseño la información sobre los métodos que permiten que esos datos sean utilizados correctamente. Así, cumple con una doble función: la de <text:span text:style-name="Strong_20_Emphasis">almacenar información</text:span> y la de <text:span text:style-name="Strong_20_Emphasis">preservar los procedimientos para interpretarla y aplicarla</text:span>.</text:p>
      <text:h text:style-name="Heading_20_3" text:outline-level="3">4. El ADN y el estado actual del proceso</text:h>
      <text:p text:style-name="Text_20_body">El tercer elemento de toda memoria de cálculo es la capacidad de registrar el <text:span text:style-name="Strong_20_Emphasis">estado actual</text:span> del proceso. Esto significa que, en cada instante, la memoria debe reflejar en qué punto se encuentra la evolución del sistema.</text:p>
      <text:p text:style-name="Text_20_body">En la vida, cada individuo que nace es la representación física de ese estado. El ADN que porta no solo es la copia de una información ancestral, sino que incluye todas las modificaciones, ajustes y adaptaciones que la especie ha ido incorporando a lo largo de su historia.</text:p>
      <text:p text:style-name="Text_20_body">Podemos imaginar que la vida es un gigantesco proceso de cálculo que lleva millones de años ejecutándose. Cada individuo es una <text:span text:style-name="Strong_20_Emphasis">versión provisional</text:span>, un punto intermedio en ese proceso. Nace con un ADN que ya ha sido refinado por generaciones de prueba y error, y que, al reproducirse, contribuirá a generar una versión ligeramente distinta, mejorada o adaptada para el siguiente paso.</text:p>
      <text:p text:style-name="Text_20_body">Así, el ADN no solo contiene la memoria de lo que la vida fue, sino también del estado exacto en que se encuentra <text:span text:style-name="Strong_20_Emphasis">en este momento del cálculo</text:span>.</text:p>
      <text:h text:style-name="Heading_20_3" text:outline-level="3">5. La vida como sistema inteligente</text:h>
      <text:p text:style-name="Text_20_body">Si reunimos estos tres elementos —datos, método y estado—, queda claro que el ADN cumple todas las funciones de una memoria de cálculo. Esto nos permite afirmar que la vida, entendida como un sistema, dispone de una <text:span text:style-name="Strong_20_Emphasis">memoria centralizada y universal</text:span> que hace posible su funcionamiento.</text:p>
      <text:p text:style-name="Text_20_body">Sin esta memoria, no sería posible transmitir información de generación en generación. No podríamos hablar de herencia genética, ni de evolución, ni de especies. Sin memoria, la vida estaría condenada a empezar desde cero en cada instante, sin aprendizaje ni progreso acumulativo.</text:p>
      <text:p text:style-name="Text_20_body">Pero, gracias al ADN, la vida no solo recuerda, sino que <text:span text:style-name="Strong_20_Emphasis">aprende</text:span>. Almacenando información sobre las formas que funcionan, las adapta a nuevas condiciones y conserva aquellas que le permiten prosperar. Cada organismo que nace es una muestra del grado de inteligencia que la vida ha alcanzado, pues representa la mejor solución encontrada hasta ahora para sobrevivir y continuar.</text:p>
      <text:h text:style-name="Heading_20_3" text:outline-level="3"><text:soft-page-break/>6. Una visión más profunda</text:h>
      <text:p text:style-name="Text_20_body">Desde un punto de vista místico, podemos imaginar que la vida se despliega como un gran cálculo que busca comprenderse a sí misma. El ADN sería entonces la <text:span text:style-name="Strong_20_Emphasis">biblioteca universal del ser</text:span>, el registro sagrado donde se escribe, paso a paso, la historia de la existencia.</text:p>
      <text:p text:style-name="Text_20_body">No es casualidad que esta memoria sea tan estable y, al mismo tiempo, tan flexible. Estable, porque preserva la identidad de las especies a lo largo de millones de años. Flexible, porque permite variaciones, mutaciones y adaptaciones que mantienen abierto el camino de la evolución.</text:p>
      <text:p text:style-name="Text_20_body">Así, podemos decir que la vida se comporta como un sistema inteligente que <text:span text:style-name="Strong_20_Emphasis">se recuerda a sí misma</text:span>, que mantiene un registro de su propio viaje y que, generación tras generación, avanza hacia formas cada vez más complejas y refinadas de existencia.</text:p>
      <text:h text:style-name="Heading_20_3" text:outline-level="3">7. Conclusión</text:h>
      <text:p text:style-name="Text_20_body">El ADN es mucho más que una molécula: es el archivo de la vida, la base de su memoria y el soporte de su inteligencia. En él se conserva la información esencial de cada organismo, los métodos que regulan su funcionamiento y el estado actual de un proceso evolutivo que se extiende desde los orígenes de la vida hasta el presente.</text:p>
      <text:p text:style-name="Text_20_body">Por ello, podemos afirmar que la vida es un sistema inteligente, y que el ADN es, sin duda, la memoria que lo sostiene.</text:p>
      <text:p text:style-name="Horizontal_20_Line"/>
      <text:p text:style-name="Text_20_body">¿Quieres que lo convierta en <text:span text:style-name="Strong_20_Emphasis">prosa narrativa con tono místico-filosófico</text:span>, como si fuera parte de la narración del libro? ¿O prefieres mantenerlo en un <text:span text:style-name="Strong_20_Emphasis">tono técnico-explicativo</text:span> como laboratorio? ¿O hacemos <text:span text:style-name="Strong_20_Emphasis">una versión mixta</text:span> (80% técnico y 20% místic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3T09:51:38.540000000</meta:creation-date>
    <dc:date>2025-08-23T10:00:32.928000000</dc:date>
    <meta:editing-duration>PT8M54S</meta:editing-duration>
    <meta:editing-cycles>1</meta:editing-cycles>
    <meta:document-statistic meta:table-count="0" meta:image-count="0" meta:object-count="0" meta:page-count="3" meta:paragraph-count="36" meta:word-count="1139" meta:character-count="6922" meta:non-whitespace-character-count="5823"/>
    <meta:generator>LibreOffice/7.3.5.2$Windows_X86_64 LibreOffice_project/184fe81b8c8c30d8b5082578aee2fed2ea847c01</meta:generator>
  </office:meta>
</office:document-meta>
</file>